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 fo:min-height="1.457cm" fo:min-width="1.20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4.99cm" fo:min-width="26.6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4cm"/>
    </style:style>
    <style:style style:name="gr7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4.576cm" fo:min-width="7.628cm"/>
    </style:style>
    <style:style style:name="gr8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4.576cm" fo:min-width="7.628cm"/>
    </style:style>
    <style:style style:name="gr9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4.576cm" fo:min-width="7.628cm"/>
    </style:style>
    <style:style style:name="gr10" style:family="graphic" style:parent-style-name="standard">
      <style:graphic-properties svg:stroke-color="#000000" draw:fill="gradient" draw:fill-gradient-name="Gradient_20_8" draw:textarea-horizontal-align="justify" draw:textarea-vertical-align="middle" draw:auto-grow-height="false" fo:min-height="4.576cm" fo:min-width="7.6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gradient-name="Gradient_20_5"/>
      <style:paragraph-properties fo:text-align="center"/>
    </style:style>
    <style:style style:name="P8" style:family="paragraph">
      <loext:graphic-properties draw:fill="gradient" draw:fill-gradient-name="Gradient_20_6"/>
      <style:paragraph-properties fo:text-align="center"/>
    </style:style>
    <style:style style:name="P9" style:family="paragraph">
      <loext:graphic-properties draw:fill="gradient" draw:fill-gradient-name="Gradient_20_7"/>
      <style:paragraph-properties fo:text-align="center"/>
    </style:style>
    <style:style style:name="P10" style:family="paragraph">
      <loext:graphic-properties draw:fill="gradient" draw:fill-gradient-name="Gradient_20_8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413cm" svg:x="13.419cm" svg:y="1.0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413cm" svg:height="2.413cm" svg:x="4.518cm" svg:y="1.0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413cm" svg:height="2.413cm" svg:x="22.446cm" svg:y="1.0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979cm" svg:height="0.962cm" svg:x="4.194cm" svg:y="3.54cm">
          <draw:text-box>
            <text:p text:style-name="P2"><text:span text:style-name="T1">Android User</text:span></text:p>
          </draw:text-box>
        </draw:frame>
        <draw:frame draw:style-name="gr3" draw:text-style-name="P5" draw:layer="layout" svg:width="3.072cm" svg:height="0.962cm" svg:x="13.103cm" svg:y="3.548cm">
          <draw:text-box>
            <text:p text:style-name="P4"><text:span text:style-name="T1">Desktop User</text:span></text:p>
          </draw:text-box>
        </draw:frame>
        <draw:frame draw:style-name="gr4" draw:text-style-name="P5" draw:layer="layout" svg:width="2.377cm" svg:height="0.962cm" svg:x="22.506cm" svg:y="3.575cm">
          <draw:text-box>
            <text:p text:style-name="P4"><text:span text:style-name="T1">Web User</text:span></text:p>
          </draw:text-box>
        </draw:frame>
        <draw:custom-shape draw:style-name="gr5" draw:text-style-name="P6" draw:layer="layout" svg:width="27.178cm" svg:height="15.24cm" svg:x="1.254cm" svg:y="4.42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52cm" svg:height="1.673cm" svg:x="1.23cm" svg:y="4.472cm">
          <draw:text-box>
            <text:p text:style-name="P4"><text:span text:style-name="T1">Food Tavern</text:span></text:p>
            <text:p text:style-name="P4"><text:span text:style-name="T1">[System]</text:span></text:p>
          </draw:text-box>
        </draw:frame>
        <draw:custom-shape draw:style-name="gr7" draw:text-style-name="P7" draw:layer="layout" svg:width="8.128cm" svg:height="4.826cm" svg:x="1.697cm" svg:y="6.22cm">
          <text:p text:style-name="P1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128cm" svg:height="4.826cm" svg:x="10.76cm" svg:y="6.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8.128cm" svg:height="4.826cm" svg:x="19.823cm" svg:y="6.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128cm" svg:height="4.826cm" svg:x="10.644cm" svg:y="14.489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6.285cm" svg:height="1.199cm" svg:x="20.877cm" svg:y="6.263cm">
          <draw:text-box>
            <text:p text:style-name="P4"><text:span text:style-name="T1">Web App</text:span></text:p>
            <text:p text:style-name="P4"><text:span text:style-name="T1">[Container: HTML + CSS + JS]</text:span></text:p>
          </draw:text-box>
        </draw:frame>
        <draw:frame draw:style-name="gr11" draw:text-style-name="P5" draw:layer="layout" svg:width="4.257cm" svg:height="1.199cm" svg:x="12.006cm" svg:y="6.285cm">
          <draw:text-box>
            <text:p text:style-name="P4"><text:span text:style-name="T1">Desktop App</text:span></text:p>
            <text:p text:style-name="P4"><text:span text:style-name="T1">[Container: JavaFX]</text:span></text:p>
          </draw:text-box>
        </draw:frame>
        <draw:frame draw:style-name="gr11" draw:text-style-name="P5" draw:layer="layout" svg:width="4.257cm" svg:height="1.199cm" svg:x="3.639cm" svg:y="6.256cm">
          <draw:text-box>
            <text:p text:style-name="P4"><text:span text:style-name="T1">Android App</text:span></text:p>
            <text:p text:style-name="P4"><text:span text:style-name="T1">[Container: Android]</text:span></text:p>
          </draw:text-box>
        </draw:frame>
        <draw:frame draw:style-name="gr11" draw:text-style-name="P5" draw:layer="layout" svg:width="4.596cm" svg:height="1.199cm" svg:x="12.322cm" svg:y="14.533cm">
          <draw:text-box>
            <text:p text:style-name="P4"><text:span text:style-name="T1">RESTful Web Service</text:span></text:p>
            <text:p text:style-name="P4"><text:span text:style-name="T1">[Container: Spring</text:span></text:p>
          </draw:text-box>
        </draw:frame>
        <draw:frame draw:style-name="gr11" draw:text-style-name="P5" draw:layer="layout" svg:width="6.59cm" svg:height="0.725cm" svg:x="11.392cm" svg:y="12.419cm">
          <draw:text-box>
            <text:p text:style-name="P4"><text:span text:style-name="T1">Reads from and </text:span><text:span text:style-name="T1">writes to[JSON]</text:span></text:p>
          </draw:text-box>
        </draw:frame>
        <draw:line draw:style-name="gr12" draw:text-style-name="P6" draw:layer="layout" svg:x1="5.699cm" svg:y1="4.302cm" svg:x2="5.699cm" svg:y2="6.207cm">
          <text:p/>
        </draw:line>
        <draw:line draw:style-name="gr12" draw:text-style-name="P6" draw:layer="layout" svg:x1="14.589cm" svg:y1="4.302cm" svg:x2="14.589cm" svg:y2="6.207cm">
          <text:p/>
        </draw:line>
        <draw:line draw:style-name="gr12" draw:text-style-name="P6" draw:layer="layout" svg:x1="23.733cm" svg:y1="4.302cm" svg:x2="23.733cm" svg:y2="6.207cm">
          <text:p/>
        </draw:line>
        <draw:line draw:style-name="gr13" draw:text-style-name="P6" draw:layer="layout" svg:x1="14.716cm" svg:y1="11.033cm" svg:x2="14.716cm" svg:y2="12.557cm">
          <text:p/>
        </draw:line>
        <draw:frame draw:style-name="gr11" draw:text-style-name="P5" draw:layer="layout" svg:width="6.59cm" svg:height="0.725cm" svg:x="19.096cm" svg:y="12.43cm">
          <draw:text-box>
            <text:p text:style-name="P4"><text:span text:style-name="T1">Reads from and writes to[JSON]</text:span></text:p>
          </draw:text-box>
        </draw:frame>
        <draw:frame draw:style-name="gr11" draw:text-style-name="P5" draw:layer="layout" svg:width="6.59cm" svg:height="0.725cm" svg:x="3.704cm" svg:y="12.394cm">
          <draw:text-box>
            <text:p text:style-name="P4"><text:span text:style-name="T1">Reads from and writes to[JSON]</text:span></text:p>
          </draw:text-box>
        </draw:frame>
        <draw:line draw:style-name="gr13" draw:text-style-name="P6" draw:layer="layout" svg:x1="5.572cm" svg:y1="11.033cm" svg:x2="8.112cm" svg:y2="12.557cm">
          <text:p/>
        </draw:line>
        <draw:line draw:style-name="gr13" draw:text-style-name="P6" draw:layer="layout" svg:x1="23.86cm" svg:y1="11.033cm" svg:x2="21.32cm" svg:y2="12.557cm">
          <text:p/>
        </draw:line>
        <draw:line draw:style-name="gr12" draw:text-style-name="P6" draw:layer="layout" svg:x1="8.874cm" svg:y1="13.065cm" svg:x2="11.033cm" svg:y2="14.462cm">
          <text:p/>
        </draw:line>
        <draw:line draw:style-name="gr12" draw:text-style-name="P6" draw:layer="layout" svg:x1="20.685cm" svg:y1="13.065cm" svg:x2="18.499cm" svg:y2="14.462cm">
          <text:p/>
        </draw:line>
        <draw:line draw:style-name="gr12" draw:text-style-name="P6" draw:layer="layout" svg:x1="14.716cm" svg:y1="13.192cm" svg:x2="14.716cm" svg:y2="14.462cm">
          <text:p/>
        </draw:line>
        <draw:frame draw:style-name="gr11" draw:text-style-name="P12" draw:layer="layout" svg:width="7.678cm" svg:height="1.673cm" svg:x="1.943cm" svg:y="8.185cm">
          <draw:text-box>
            <text:p text:style-name="P11"><text:span text:style-name="T1">Displays random fruit, cheese, sweet. </text:span></text:p>
            <text:p text:style-name="P11"><text:span text:style-name="T1">Display all fruits, cheeses, sweets.</text:span></text:p>
            <text:p text:style-name="P11"><text:span text:style-name="T1">Add new fruit, cheese, sweet.</text:span></text:p>
          </draw:text-box>
        </draw:frame>
        <draw:frame draw:style-name="gr11" draw:text-style-name="P12" draw:layer="layout" svg:width="7.678cm" svg:height="1.673cm" svg:x="10.941cm" svg:y="8.158cm">
          <draw:text-box>
            <text:p text:style-name="P11"><text:span text:style-name="T1">Displays random fruit, cheese, sweet. </text:span></text:p>
            <text:p text:style-name="P11"><text:span text:style-name="T1">Display all fruits, cheeses, sweets.</text:span></text:p>
            <text:p text:style-name="P11"><text:span text:style-name="T1">Add new fruit, cheese, sweet.</text:span></text:p>
          </draw:text-box>
        </draw:frame>
        <draw:frame draw:style-name="gr11" draw:text-style-name="P12" draw:layer="layout" svg:width="7.796cm" svg:height="1.673cm" svg:x="20.004cm" svg:y="8.063cm">
          <draw:text-box>
            <text:p text:style-name="P11"><text:span text:style-name="T1">Displays random fruit, cheese, sweet. <text:s/></text:span></text:p>
            <text:p text:style-name="P11"><text:span text:style-name="T1">Display all fruits, cheeses, sweets.</text:span></text:p>
            <text:p text:style-name="P11"><text:span text:style-name="T1">Add new fruit, cheese, sweet.</text:span></text:p>
          </draw:text-box>
        </draw:frame>
        <draw:frame draw:style-name="gr11" draw:text-style-name="P12" draw:layer="layout" svg:width="6.941cm" svg:height="2.147cm" svg:x="11.414cm" svg:y="16.218cm">
          <draw:text-box>
            <text:p text:style-name="P11"><text:span text:style-name="T1">Exposes and API for:</text:span></text:p>
            <text:p text:style-name="P11"><text:span text:style-name="T1">GET random fruit, cheese, sweet. </text:span></text:p>
            <text:p text:style-name="P11"><text:span text:style-name="T1">GET all fruits, cheeses, sweets.</text:span></text:p>
            <text:p text:style-name="P11"><text:span text:style-name="T1">PUT new fruit, cheese, swee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5" draw:display-name="Gradient 5" draw:style="linear" draw:start-color="#ffffff" draw:end-color="#cccccc" draw:start-intensity="100%" draw:end-intensity="100%" draw:angle="3600" draw:border="0%"/>
    <draw:gradient draw:name="Gradient_20_6" draw:display-name="Gradient 6" draw:style="linear" draw:start-color="#ffffff" draw:end-color="#cccccc" draw:start-intensity="100%" draw:end-intensity="100%" draw:angle="3600" draw:border="0%"/>
    <draw:gradient draw:name="Gradient_20_7" draw:display-name="Gradient 7" draw:style="linear" draw:start-color="#ffffff" draw:end-color="#cccccc" draw:start-intensity="100%" draw:end-intensity="100%" draw:angle="3600" draw:border="0%"/>
    <draw:gradient draw:name="Gradient_20_8" draw:display-name="Gradient 8" draw:style="linear" draw:start-color="#ffffff" draw:end-color="#cccccc" draw:start-intensity="100%" draw:end-intensity="100%" draw:angle="3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6:19:39.770519983</meta:creation-date>
    <dc:date>2017-03-19T16:51:37.973082872</dc:date>
    <meta:editing-duration>PT18M57S</meta:editing-duration>
    <meta:editing-cycles>3</meta:editing-cycles>
    <meta:generator>LibreOffice/5.2.6.2$Linux_X86_64 LibreOffice_project/20$Build-2</meta:generator>
    <meta:document-statistic meta:object-count="32"/>
  </office:meta>
</office:document-meta>
</file>